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 svg:font-family="Lucidasans, 'Times New Roman'"/>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Text_20_body" style:list-style-name="WW8Num1"/>
    <style:style style:name="T1" style:family="text">
      <style:text-properties style:text-position="super 5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eeting Agenda</text:h>
      <text:p text:style-name="Text_20_body">Location: Hubben 2.0</text:p>
      <text:p text:style-name="Text_20_body">Date: 29/4 2011</text:p>
      <text:p text:style-name="Text_20_body">Time: 13:12</text:p>
      <text:p text:style-name="Standard">Facilitator: Jennifer Panditha</text:p>
      <text:p text:style-name="Text_20_body">Participants: Jennifer Panditha, Anton Lin, Boel Nelson and Robert Kaufmann.</text:p>
      <text:p text:style-name="Text_20_body"/>
      <text:list xml:id="list35448340" text:style-name="WW8Num1">
        <text:list-item>
          <text:p text:style-name="P2">Objectives</text:p>
        </text:list-item>
      </text:list>
      <text:p text:style-name="Text_20_body">Try to figure out what needs to be done and what is actually done. Use cases needs to have its’ priorities changed. Drawing classes needs to be implemented as soon as possible.</text:p>
      <text:list xml:id="list35471158" text:continue-numbering="true" text:style-name="WW8Num1">
        <text:list-item>
          <text:p text:style-name="P2">Reports</text:p>
        </text:list-item>
      </text:list>
      <text:p text:style-name="Text_20_body">The class diagram is done for the moment. Updating algorithm is done but needs testing. View and model is now connected correctly.</text:p>
      <text:list xml:id="list35442566" text:continue-numbering="true" text:style-name="WW8Num1">
        <text:list-item>
          <text:p text:style-name="P2">Discussion items</text:p>
        </text:list-item>
      </text:list>
      <text:p text:style-name="Text_20_body">Close, close all, close active workspace and new workspace are fully implemented. Select, select all, delete and add component are implemented but work needs to be done in the paint method <text:s/>to display it properly. </text:p>
      <text:p text:style-name="Text_20_body"/>
      <text:p text:style-name="Text_20_body">It’s now decided how components should be connected to other components.</text:p>
      <text:list xml:id="list35461777" text:continue-numbering="true" text:style-name="WW8Num1">
        <text:list-item>
          <text:p text:style-name="P2">Outcomes and assignments</text:p>
        </text:list-item>
      </text:list>
      <text:p text:style-name="Text_20_body">Jennifer will update the class diagram whenever needed. Anton will look into the drawing classes to figure out how they should be implemented. Drawing classes should be done by Thursday.</text:p>
      <text:list xml:id="list35469298" text:continue-numbering="true" text:style-name="WW8Num1">
        <text:list-item>
          <text:p text:style-name="P2">Wrap up</text:p>
        </text:list-item>
      </text:list>
      <text:p text:style-name="Text_20_body">Next meeting will be on Tuesday 3<text:span text:style-name="T1">rd</text:span> of M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 svg:font-family="Lucidasans, 'Times New Roman'"/>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Nimbus Roman No9 L" fo:font-size="12pt" fo:language="en" fo:country="US" style:letter-kerning="true" style:font-name-asian="Nimbus Sans L" style:font-size-asian="12pt" style:font-name-complex="Nimbus Roman No9 L"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Nimbus Sans L" fo:font-size="14pt" style:font-name-asian="Nimbus Sans L" style:font-size-asian="14pt" style:font-name-complex="Lucidasans"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_20__28_user_29_" style:class="extra">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_20__28_user_29_" style:class="index">
      <style:paragraph-properties text:number-lines="false" text:line-number="0"/>
      <style:text-properties style:font-name-complex="Lucidasans"/>
    </style:style>
    <style:style style:name="Standard_20__28_user_29_" style:display-name="Standard (user)" style:family="paragraph">
      <style:paragraph-properties fo:orphans="0" fo:widows="0" fo:hyphenation-ladder-count="no-limit" style:vertical-align="baseline"/>
      <style:text-properties style:use-window-font-color="true" style:font-name="Nimbus Roman No9 L" fo:font-size="12pt" fo:language="en" fo:country="US" style:letter-kerning="true" style:font-name-asian="Nimbus Sans L" style:font-size-asian="12pt" style:font-name-complex="Nimbus Roman No9 L" style:font-size-complex="12pt" style:language-complex="ar" style:country-complex="SA"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el</meta:initial-creator>
    <meta:creation-date>2011-04-29T13:12:00</meta:creation-date>
    <dc:creator>Robert Kaufmann</dc:creator>
    <dc:date>2011-05-22T15:33:11.97</dc:date>
    <meta:editing-cycles>21</meta:editing-cycles>
    <meta:document-statistic meta:table-count="0" meta:image-count="0" meta:object-count="0" meta:page-count="1" meta:paragraph-count="17" meta:word-count="176" meta:character-count="1061"/>
    <meta:generator>OpenOffice.org/3.3$Win32 OpenOffice.org_project/330m20$Build-9567</meta:generator>
    <meta:user-defined meta:name="Info 1"/>
    <meta:user-defined meta:name="Info 2"/>
    <meta:user-defined meta:name="Info 3"/>
    <meta:user-defined meta:name="Info 4"/>
  </office:meta>
</office:document-meta>
</file>